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9" style:family="paragraph" style:parent-style-name="Standard"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officeooo:paragraph-rsid="01c34300"/>
    </style:style>
    <style:style style:name="P23" style:family="paragraph" style:parent-style-name="Standard">
      <style:text-properties officeooo:paragraph-rsid="01c45041"/>
    </style:style>
    <style:style style:name="P24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9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fo:font-weight="bold" style:font-weight-asian="bold" style:font-weight-complex="bold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26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27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28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29" style:family="text">
      <style:text-properties fo:color="#000000" style:text-line-through-style="none" style:text-line-through-type="none" style:text-underline-style="none" fo:font-weight="normal" officeooo:rsid="0154e886" style:font-weight-asian="normal" style:font-weight-complex="normal"/>
    </style:style>
    <style:style style:name="T30" style:family="text">
      <style:text-properties fo:color="#000000" style:text-line-through-style="none" style:text-line-through-type="none" style:text-underline-style="none" fo:font-weight="normal" officeooo:rsid="01f21e76" style:font-weight-asian="normal" style:font-weight-complex="normal"/>
    </style:style>
    <style:style style:name="T3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text-underline-style="none" fo:font-weight="normal" officeooo:rsid="02e5ade6" style:font-weight-asian="normal" style:font-weight-complex="normal"/>
    </style:style>
    <style:style style:name="T50" style:family="text">
      <style:text-properties fo:color="#000000" style:text-underline-style="none" fo:font-weight="normal" officeooo:rsid="0154e886" style:font-weight-asian="normal" style:font-weight-complex="normal"/>
    </style:style>
    <style:style style:name="T51" style:family="text">
      <style:text-properties fo:color="#000000" style:text-underline-style="none" fo:font-weight="normal" officeooo:rsid="0183b5ef" style:font-weight-asian="normal" style:font-weight-complex="normal"/>
    </style:style>
    <style:style style:name="T52" style:family="text">
      <style:text-properties fo:color="#000000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53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5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officeooo:rsid="01a8235f"/>
    </style:style>
    <style:style style:name="T6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32">C</text:span></text:span><text:span text:style-name="Strong_20_Emphasis"><text:span text:style-name="T31">hecklist voor </text:span></text:span><text:span text:style-name="Strong_20_Emphasis"><text:span text:style-name="T40">de installatie </text:span></text:span><text:span text:style-name="Strong_20_Emphasis"><text:span text:style-name="T31">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60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21"> </text:span></text:span><text:span text:style-name="Strong_20_Emphasis"><text:span text:style-name="T22">LTS</text:span></text:span><text:span text:style-name="Strong_20_Emphasis"><text:span text:style-name="T23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31">op </text:span></text:span><text:reference-mark-start text:name="Computernaam"/><text:span text:style-name="Strong_20_Emphasis"><text:span text:style-name="T39">pc-van-</text:span></text:span><text:span text:style-name="Strong_20_Emphasis"><text:span text:style-name="T41">soe</text:span></text:span><text:reference-mark-end text:name="Computernaam"/><text:span text:style-name="T35">.</text:span></text:p>
      <text:p text:style-name="P2"><text:span text:style-name="Citation"><text:span text:style-name="T24"/></text:span></text:p>
      <text:p text:style-name="P3"><text:span text:style-name="T3">Kijk op</text:span><text:span text:style-name="T31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31"> </text:span><text:span text:style-name="T5">voor</text:span><text:span text:style-name="T4"> </text:span><text:span text:style-name="T54">deze en andere </text:span><text:span text:style-name="T6">checklists, scripts, en overige bestanden.</text:span></text:p>
      <text:p text:style-name="P20"/>
      <text:p text:style-name="P24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13"><text:span text:style-name="Definition"><text:span text:style-name="T57">g</text:span></text:span><text:span text:style-name="Definition"><text:span text:style-name="T56">ebruiker</text:span></text:span><text:span text:style-name="T31"><text:tab/><text:tab/><text:tab/></text:span><text:span text:style-name="User_20_Entry"><text:span text:style-name="T52">Soe</text:span></text:span></text:p>
      <text:p text:style-name="P14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6">soe</text:span></text:span></text:p>
      <text:p text:style-name="P15"><text:span text:style-name="Definition"><text:span text:style-name="T57">c</text:span></text:span><text:span text:style-name="Definition"><text:span text:style-name="T56">omputernaam<text:tab/></text:span></text:span><text:span text:style-name="User_20_Entry"><text:span text:style-name="T43"><text:reference-ref text:reference-format="text" text:ref-name="Computernaam">pc-van-soe</text:reference-ref></text:span></text:span></text:p>
      <text:p text:style-name="P14"><text:span text:style-name="Definition"><text:span text:style-name="T57">o</text:span></text:span><text:span text:style-name="Definition"><text:span text:style-name="T58">pstartmenu</text:span></text:span><text:span text:style-name="T31"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4"><text:span text:style-name="Definition"><text:span text:style-name="T57">i</text:span></text:span><text:span text:style-name="Definition"><text:span text:style-name="T58">nstellingen</text:span></text:span><text:span text:style-name="T31"><text:tab/><text:tab/></text:span><text:span text:style-name="User_20_Entry"><text:span text:style-name="T45">F</text:span></text:span><text:span text:style-name="User_20_Entry"><text:span text:style-name="T47">1</text:span></text:span><text:span text:style-name="User_20_Entry"><text:span text:style-name="T48">0</text:span></text:span></text:p>
      <text:p text:style-name="P9"><text:span text:style-name="Definition"><text:span text:style-name="T59"/></text:span></text:p>
      <text:p text:style-name="P5"/>
      <text:list xml:id="list4077230286" text:style-name="L1">
        <text:list-item>
          <text:p text:style-name="P29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82630979001574" text:continue-numbering="true" text:style-name="L1">
        <text:list-item>
          <text:p text:style-name="P30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0"/>
      <text:p text:style-name="P11"/>
      <text:list xml:id="list82631175379597" text:continue-numbering="true" text:style-name="L1">
        <text:list-item>
          <text:p text:style-name="P25">Installatie afronden</text:p>
        </text:list-item>
      </text:list>
      <text:p text:style-name="P12"><text:span text:style-name="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1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1"/>
      <text:p text:style-name="P18"/>
      <text:list xml:id="list82632178171016" text:continue-numbering="true" text:style-name="L1">
        <text:list-item>
          <text:p text:style-name="P26">Gebruiker inrichten</text:p>
        </text:list-item>
      </text:list>
      <text:p text:style-name="P12"><text:span text:style-name="Emphasis"><text:span text:style-name="T5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1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1"/>
      <text:p text:style-name="P19"/>
      <text:p text:style-name="P27"><text:span text:style-name="T25">E</text:span><text:span text:style-name="T26">inde c</text:span><text:span text:style-name="T27">hecklist, </text:span><text:span text:style-name="T28">d</text:span><text:span text:style-name="T27">e</text:span><text:span text:style-name="T49"> installatie van </text:span><text:span text:style-name="T49"><text:reference-ref text:reference-format="text" text:ref-name="Distributie">Ubuntu</text:reference-ref></text:span><text:span text:style-name="T49"><text:s/></text:span><text:span text:style-name="T50"><text:reference-ref text:reference-format="text" text:ref-name="Versie">20.04</text:reference-ref></text:span><text:span text:style-name="T29"><text:s/></text:span><text:span text:style-name="T30">LTS</text:span><text:span text:style-name="T49"> </text:span><text:span text:style-name="T49"><text:reference-ref text:reference-format="text" text:ref-name="Editie">desktop</text:reference-ref></text:span><text:span text:style-name="T49"><text:s/></text:span><text:span text:style-name="T51">op </text:span><text:span text:style-name="T51"><text:reference-ref text:reference-format="text" text:ref-name="Computernaam">pc-van-soe</text:reference-ref></text:span><text:span text:style-name="T51"><text:s/></text:span><text:span text:style-name="T49">is voltooid.<text:line-break/></text:span></text:p>
      <text:p text:style-name="P4"><text:span text:style-name="T42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-van-soe.odt</text:file-name><text:tab/><text:date style:data-style-name="N36" text:date-value="2021-08-31T08:26:29.979490893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6:29.887821633</dc:date>
    <meta:printed-by>Karel Zimmer</meta:printed-by>
    <meta:print-date>2012-07-13T13:55:28</meta:print-date>
    <meta:keyword>Installatie</meta:keyword>
    <meta:keyword>Checklist</meta:keyword>
    <meta:keyword>Linux</meta:keyword>
    <meta:editing-cycles>3045</meta:editing-cycles>
    <meta:editing-duration>P7DT6H32M46S</meta:editing-duration>
    <dc:creator>Karel Zimmer</dc:creator>
    <meta:document-statistic meta:table-count="4" meta:image-count="0" meta:object-count="0" meta:page-count="1" meta:paragraph-count="24" meta:word-count="106" meta:character-count="926" meta:non-whitespace-character-count="834"/>
    <meta:user-defined meta:name="Info 1"/>
    <meta:user-defined meta:name="Info 2"/>
    <meta:user-defined meta:name="Info 3"/>
    <meta:user-defined meta:name="Info 4"/>
  </office:meta>
</office:document-meta>
</file>